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03d" officeooo:paragraph-rsid="0015803d"/>
    </style:style>
    <style:style style:name="P2" style:family="paragraph" style:parent-style-name="Standard">
      <style:text-properties officeooo:rsid="0016a09f" officeooo:paragraph-rsid="0016a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owanie 3x cosinus różnych w fazie </text:p>
      <text:p text:style-name="P1"/>
      <text:p text:style-name="P1">A1cos(2piwt+f1) =…</text:p>
      <text:p text:style-name="P1"/>
      <text:p text:style-name="P1">0:000:1:3</text:p>
      <text:p text:style-name="P1"/>
      <text:p text:style-name="P1">matlab fft </text:p>
      <text:p text:style-name="P1"/>
      <text:p text:style-name="P1">abs</text:p>
      <text:p text:style-name="P1">angle – wyciągamy info z fft</text:p>
      <text:p text:style-name="P1"/>
      <text:p text:style-name="P1">sprawdzamy czy są zgodne z paramtrami funkcji wejściowej</text:p>
      <text:p text:style-name="P1"/>
      <text:p text:style-name="P2">maciek-slon.github.io/perm</text:p>
      <text:p text:style-name="P2"/>
      <text:p text:style-name="P2">fft i inverse fft (filtrowanie danych) wycinamy od 30 do 50 khz</text:p>
      <text:p text:style-name="P2"/>
      <text:p text:style-name="P2">imread (rgb2grey) </text:p>
      <text:p text:style-name="P2"/>
      <text:p text:style-name="P2">fft2 </text:p>
      <text:p text:style-name="P2"/>
      <text:p text:style-name="P2">fftshift </text:p>
      <text:p text:style-name="P2"/>
      <text:p text:style-name="P2">wyzerowanie danych wewnątrz kółka o promieniu r </text:p>
      <text:p text:style-name="P2"/>
      <text:p text:style-name="P2"/>
      <text:p text:style-name="P2">ifft2 <text:s/>- wyświetlamy obrazek img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25:14.308959263</meta:creation-date>
    <dc:date>2018-03-20T13:01:38.313965458</dc:date>
    <meta:editing-duration>PT56M3S</meta:editing-duration>
    <meta:editing-cycles>1</meta:editing-cycles>
    <meta:document-statistic meta:table-count="0" meta:image-count="0" meta:object-count="0" meta:page-count="1" meta:paragraph-count="14" meta:word-count="54" meta:character-count="369" meta:non-whitespace-character-count="321"/>
    <meta:generator>LibreOffice/5.1.6.2$Linux_X86_64 LibreOffice_project/10m0$Build-2</meta:generator>
  </office:meta>
</office:document-meta>
</file>